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First_20_Paragraph">
      <style:text-properties officeooo:paragraph-rsid="00126d71"/>
    </style:style>
    <style:style style:name="P2" style:family="paragraph" style:parent-style-name="Heading_20_1">
      <style:paragraph-properties fo:break-before="page"/>
      <style:text-properties officeooo:paragraph-rsid="00126d71"/>
    </style:style>
    <style:style style:name="P3" style:family="paragraph" style:parent-style-name="Heading_20_2">
      <style:text-properties officeooo:paragraph-rsid="00126d71"/>
    </style:style>
    <style:style style:name="P4" style:family="paragraph" style:parent-style-name="Heading_20_3">
      <style:text-properties officeooo:paragraph-rsid="00126d71"/>
    </style:style>
    <style:style style:name="P5" style:family="paragraph" style:parent-style-name="Standard">
      <style:text-properties officeooo:paragraph-rsid="00126d71"/>
    </style:style>
    <style:style style:name="P6" style:family="paragraph" style:parent-style-name="Text_20_body">
      <style:text-properties officeooo:paragraph-rsid="00126d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method"/>Method</text:h>
      <text:h text:style-name="P3" text:outline-level="2"><text:bookmark-start text:name="study-design-and-setting"/>Study Design and Setting</text:h>
      <text:p text:style-name="P1">National Dietary and Nutritional Survey (NDNS (1))</text:p>
      <text:p text:style-name="P6">This survey is a collaboration between government departments responsible for health and for food production. They have engaged academic partners to deliver reports on diet and nutrition across the United Kingdom. The study is designed to be representative across the four home nations, across age with balanced representation for children. NDNS data are available via the UK national Data service for research purposes.</text:p>
      <text:p text:style-name="P6">NDNS is a rolling cohort study in each year a new cohort of participants is selected. The intended sample is 1000 per year with 50% adults. Each year the sample is slightly different due to differential uptake. Oversampling is used to control this.</text:p>
      <text:p text:style-name="P6">The design is random selection across postal units (psu), stratified to ensure a representative sample across the four nations (England, Wales, Scotland, and Northern Ireland) and across regions within those nations (North West, North East, Scotland, Northern Ireland, Wales, Yorkshire and Humberside, East Midlands,West Midlands, London, The South East, The South West). The sample is also representative for age and sex and IMD.<text:bookmark-end text:name="study-design-and-setting"/></text:p>
      <text:h text:style-name="P3" text:outline-level="2"><text:bookmark-start text:name="participants-inclusion-and-exclusion"/>Participants, Inclusion and Exclusion</text:h>
      <text:p text:style-name="P1">All participants in NDNS are included. The data from the NDNS study contains information about each individual, and their household. This was collected through questionnaires. Then weight, height, and blood pressure were measured by a nurse. Finally, dietary information was collected through a 4-day food diary.</text:p>
      <text:p text:style-name="P6">The relationship between salt and systolic blood pressure may be different in individuals with pathologically high BP. Those taking BP controlling medications may have a different relationship to sodium and UPF and were excluded for analysis.<text:bookmark-end text:name="participants-inclusion-and-exclusion"/></text:p>
      <text:h text:style-name="P3" text:outline-level="2"><text:bookmark-start text:name="variables"/>Variables</text:h>
      <text:p text:style-name="P1">The key variables are systolic BP (BP), the outcome dependant variable, and the explanatory exposure variables, UPF intake (UPF) and Sodium intake (Na).</text:p>
      <text:p text:style-name="P6">Additional explanatory variables are ones which can also influence BP. They include Age, Sex, and BMI. Age at completion of education (educfinh), and IMD are also used. BP medication (bpd) identifies which participants have medication.</text:p>
      <text:p text:style-name="P6">Categorical variables have been made from UPF,Na and BP, to enable analysis.</text:p>
      <text:h text:style-name="P4" text:outline-level="3"><text:bookmark-start text:name="systolic-bp-bp"/>Systolic BP (BP)</text:h>
      <text:p text:style-name="P1">The mean systolic blood pressure (BP) is a validated measurement with significant quality assessment within the dataset.</text:p>
      <text:p text:style-name="P6">The variable BP is a quality assured mean value which is reliable across the dataset. In particular it was assessed for the effects of exercise, temperature and ill health and the data on all these is in the dataset. Raw BP values are also present in the dataset to allow quality review.</text:p>
      <text:p text:style-name="P6"><text:soft-page-break/>I have created (hyp) a variable which identifies participants with BP over 140 mmHg to enable logistic regression. This value is identified by Du et al ((2)) and others.<text:bookmark-end text:name="systolic-bp-bp"/></text:p>
      <text:h text:style-name="P4" text:outline-level="3"><text:bookmark-start text:name="dietary-data"/>Dietary data</text:h>
      <text:p text:style-name="P1">The participants recorded their food intake prospectively over 4 days recording food and portion size as well as where food was eaten. Adults recorded this for the child participants.</text:p>
      <text:p text:style-name="P6">Based on the food and drink intake reported and with a composition data table, the NDNS team have estimated the overall intake of a large range of nutrients.<text:bookmark-end text:name="dietary-data"/></text:p>
      <text:h text:style-name="P4" text:outline-level="3"><text:bookmark-start text:name="salt-estimation"/>Salt estimation</text:h>
      <text:p text:style-name="P1">The sodium value ( Na, hiNa) was calculated from intake based on food diaries and standard food nutrient values. This reflects the expected Na content of standard foods.It assumes the content remains consistent. A categorical variable hiNa, has been produced to use in logistic regression. The cut off was 3000mg which is the WHO recommended amount and to match those used in Du et al (2). Serum sodium values are available for the early dataset, but not the later one. 24 urinary sodium is a better indicator of dietary sodium but values are not available across the whole time period.<text:bookmark-end text:name="salt-estimation"/></text:p>
      <text:h text:style-name="P4" text:outline-level="3"><text:bookmark-start text:name="upf-1"/>UPF</text:h>
      <text:p text:style-name="P1">The NOVA classification was used to estimate the intake of UPF developed by Monteiro et al. ((39)). There is no record of NOVA classification in NDNS. Data from Rauber et al ((44)) was used as a key for NDNS food groups.</text:p>
      <text:p text:style-name="P6">Each participant food diary entries are assessed against the Nova food classification.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P6">A variable (UPF3) was developed from the mean UPF intake. The central category is the mean with one standard deviation above and below. This effectively identifies 67% in the centre of the distribution. Categories used in other papers eg (84) are low for the UK.</text:p>
      <text:p text:style-name="P6">A second variable UPF2 was derived from this. This identifies those more than one standard deviation above the mean.<text:bookmark-end text:name="variables"/><text:bookmark-end text:name="upf-1"/></text:p>
      <text:h text:style-name="P3" text:outline-level="2"><text:bookmark-start text:name="analysis-of-the-data"/>Analysis of the data</text:h>
      <text:h text:style-name="P4" text:outline-level="3"><text:bookmark-start text:name="description-of-sample"/>Description of sample</text:h>
      <text:p text:style-name="P1">Four data batches of data ( 2008-2012, 2013-2014, 2015-2016, 2017-2019) were combined. The data was read using ‘r-studio’ with the processing being carried out using packages (see appendix 3) available from CRAN ((107)). In particular the package ‘survey’ (108) was used to manage weighted data. Once the data labels were made consistent across the batches, weighting recalculation was done. Generated weighting values account for differences in population balance across the annual cohorts. These result from differences in compliance and uptake within and across the years and maintains IMD, Sex, Age, IMD and regional representation in the resultant populations</text:p>
      <text:p text:style-name="P6"><text:soft-page-break/>A table showing representative statistics for the population was developed. Mean values for the data are displayed with a comparison for weighted values. The exposure variables are sodium intake (Na), and ultra processed food intake (UPF). The outcome variable, the mean systolic blood pressure (BP).<text:bookmark-end text:name="description-of-sample"/></text:p>
      <text:h text:style-name="P4" text:outline-level="3"><text:bookmark-start text:name="Xa95c0691655a9ddf5945c61fa10d02e001528a4"/>Analysis of Change over Survey Wave Sex Age and Place</text:h>
      <text:p text:style-name="P1">Change over the survey waves was demonstrated. These were not the same participants so matched analysis, and time series analysis was not applicable.</text:p>
      <text:p text:style-name="P6">Other variables in the data were also compared to show that waves were comparable across controlled variables.</text:p>
      <text:p text:style-name="P6">The main variables were analysed against sex, age, and UK government region. This showed the distribution of the sample across these categories.</text:p>
      <text:p text:style-name="P6">Statistical significance of changes in the data were shown by p.values with continuous data, and categorical data analysed using chi squared tables. In all analysis a value of p &lt; 0.05 was taken as the threshold of statistical significance.<text:bookmark-end text:name="analysis-of-the-data"/><text:bookmark-end text:name="Xa95c0691655a9ddf5945c61fa10d02e001528a4"/></text:p>
      <text:h text:style-name="P3" text:outline-level="2"><text:bookmark-start text:name="univariable-regression"/>Univariable Regression</text:h>
      <text:p text:style-name="P1">Analysis of the association between BP and sodium intake, and then BP and UPF intake was done using univariable linear regression.</text:p>
      <text:p text:style-name="P6">Analysis with age,sex, region and between each of the variables identified their relationships.</text:p>
      <text:p text:style-name="P6">P.values and confidence intervals were calculated.<text:bookmark-end text:name="univariable-regression"/></text:p>
      <text:h text:style-name="P3" text:outline-level="2"><text:bookmark-start text:name="multivariable-regression-on-bp"/>Multivariable Regression on BP</text:h>
      <text:p text:style-name="P1">Multivariable regression models were developed. These demonstrate the interactions between variables and identify mathematical models of the relationships. The optimal model is one which best explains the pattern of data, but which also makes practical sense for the wider understanding of relationships.</text:p>
      <text:p text:style-name="P6">A set of four models was developed. The baseline model had the outcome variable and explanatory variables. Each exposure variable was added separately for the next two models. The final model contained all three of the key variables.</text:p>
      <text:p text:style-name="P6">AIC was used to understand the relative importance of variables.</text:p>
      <text:p text:style-name="P5"><text:bookmark-end text:name="multivariable-regression-on-bp"/><text:bookmark-end text:name="metho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irst_20_Paragraph" style:display-name="First Paragraph" style:family="paragraph" style:parent-style-name="Text_20_body" style:next-style-name="Text_20_body"/>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1:10:41.164472966</meta:creation-date>
    <dc:date>2023-05-16T21:11:04.605448480</dc:date>
    <meta:editing-duration>PT24S</meta:editing-duration>
    <meta:editing-cycles>1</meta:editing-cycles>
    <meta:document-statistic meta:table-count="0" meta:image-count="0" meta:object-count="0" meta:page-count="3" meta:paragraph-count="44" meta:word-count="1176" meta:character-count="7424" meta:non-whitespace-character-count="6292"/>
    <meta:generator>LibreOffice/7.3.7.2$Linux_X86_64 LibreOffice_project/30$Build-2</meta:generator>
  </office:meta>
</office:document-meta>
</file>